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1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6.55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56.04pt"/>
    </style:style>
    <style:style style:name="co7" style:family="table-column">
      <style:table-column-properties fo:break-before="auto" style:column-width="53.46pt"/>
    </style:style>
    <style:style style:name="co8" style:family="table-column">
      <style:table-column-properties fo:break-before="auto" style:column-width="7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ršruta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([.B3:.F3])" office:value-type="float" office:value="34" calcext:value-type="float">
            <text:p>34</text:p>
          </table:table-cell>
          <table:table-cell office:value-type="string" calcext:value-type="string">
            <text:p>Kain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-MIN([.B6:.F6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-MIN([.B7:.F7])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-MIN([.B8:.F8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formula="of:=-MIN([.B9: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table:formula="of:=-MIN([.B10:.F10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nd 0</text:p>
          </table:table-cell>
          <table:table-cell table:formula="of:=[.G11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[1,3] = 3 + 7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[2,1] = 7 + 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[3,1] = 9 + 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[4,5] = 1 + 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D[5,2] = 0 + 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[5,4] = 0 + 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p</text:p>
          </table:table-cell>
          <table:table-cell office:value-type="string" calcext:value-type="string">
            <text:p>Bound 1,3</text:p>
          </table:table-cell>
          <table:table-cell table:formula="of:=[.H13]+MAX([.I14:.I19])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ot</text:p>
          </table:table-cell>
          <table:table-cell office:value-type="string" calcext:value-type="string">
            <text:p>Bound 1,3</text:p>
          </table:table-cell>
          <table:table-cell table:formula="of:=[.H13]+8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[2,1] = 7 + 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[3,5] = 2 + 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[4,5] = 1 + 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[5,2] = 0 + 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D[5,4] = 0 + 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p</text:p>
          </table:table-cell>
          <table:table-cell office:value-type="string" calcext:value-type="string">
            <text:p>Bound 2,1</text:p>
          </table:table-cell>
          <table:table-cell table:formula="of:=[.H29]+MAX([.I31:.I35])" office:value-type="float" office:value="36" calcext:value-type="float">
            <text:p>3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ot </text:p>
          </table:table-cell>
          <table:table-cell office:value-type="string" calcext:value-type="string">
            <text:p>Bound 2,1</text:p>
          </table:table-cell>
          <table:table-cell table:formula="of:=[.H29]+0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[3,5] = 1 + 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[4,5] = 27 + 0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[5,2] = 0 + 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D[5,4] = 0 + 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p</text:p>
          </table:table-cell>
          <table:table-cell office:value-type="string" calcext:value-type="string">
            <text:p>Bound 4,5</text:p>
          </table:table-cell>
          <table:table-cell table:formula="of:=[.H40]+MAX([.I41:.I45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t</text:p>
          </table:table-cell>
          <table:table-cell office:value-type="string" calcext:value-type="string">
            <text:p>Bound 4,5</text:p>
          </table:table-cell>
          <table:table-cell table:formula="of:=[.H40]+2+4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p</text:p>
          </table:table-cell>
          <table:table-cell office:value-type="string" calcext:value-type="string">
            <text:p>Bound 3,4</text:p>
          </table:table-cell>
          <table:table-cell table:formula="of:=[.H53]" office:value-type="float" office:value="34" calcext:value-type="float">
            <text:p>3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,5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3,4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default-cell-style-name="ce1"/>
        <table:table-column table:style-name="co5" table:number-columns-repeated="1004" table:default-cell-style-name="Default"/>
        <table:table-row table:style-name="ro1" table:number-rows-repeated="3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šrutas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5:.H5])" office:value-type="float" office:value="38" calcext:value-type="float">
            <text:p>38</text:p>
          </table:table-cell>
          <table:table-cell office:value-type="string" calcext:value-type="string">
            <text:p>Kaino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-MIN([.D9:.H9])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-MIN([.D10:.H10])" office:value-type="float" office:value="-5" calcext:value-type="float">
            <text:p>-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f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-MIN([.D11:.H11])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formula="of:=-MIN([.D12:.H12])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table:formula="of:=-MIN([.D13:.H13])"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nd 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[1,3] = 3 + 7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[2,1] = 7 + 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[3,1] = 9 + 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[4,5] = 1 + 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D[5,2] = 0 + 3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D[5,4] = 0 + 9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MAX([.K17:.K22])+[.J16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top</text:p>
          </table:table-cell>
          <table:table-cell office:value-type="string" calcext:value-type="string">
            <text:p>Bound 1,3</text:p>
          </table:table-cell>
          <table:table-cell table:formula="of:=[.J23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[2,1] = 7 + 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office:value-type="string" calcext:value-type="string">
            <text:p>D[4,5] = 1 + 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[5,2] = 0 + 1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f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[5,4] = 0 + 14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bot</text:p>
          </table:table-cell>
          <table:table-cell office:value-type="string" calcext:value-type="string">
            <text:p>Bound 1,3</text:p>
          </table:table-cell>
          <table:table-cell table:formula="of:=[.J16]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p</text:p>
          </table:table-cell>
          <table:table-cell office:value-type="string" calcext:value-type="string">
            <text:p>Bound 5,4</text:p>
          </table:table-cell>
          <table:table-cell table:formula="of:=[.J16]+MAX([.K25:.K28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f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f</text:p>
          </table:table-cell>
          <table:table-cell office:value-type="string" calcext:value-type="string">
            <text:p>inf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office:value-type="string" calcext:value-type="string">
            <text:p>D[2,1] = 7 + 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[3,2] = 0 + 25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f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[3,5] = 0 + 7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f</text:p>
          </table:table-cell>
          <table:table-cell office:value-type="string" calcext:value-type="string">
            <text:p>inf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bot </text:p>
          </table:table-cell>
          <table:table-cell office:value-type="string" calcext:value-type="string">
            <text:p>Bound 5,4</text:p>
          </table:table-cell>
          <table:table-cell table:formula="of:=[.J32]+ 8 + 2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p</text:p>
          </table:table-cell>
          <table:table-cell office:value-type="string" calcext:value-type="string">
            <text:p>Bound 3,2</text:p>
          </table:table-cell>
          <table:table-cell table:formula="of:=[.J51]+MAX([.K45:.K47]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f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f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f</text:p>
          </table:table-cell>
          <table:table-cell office:value-type="string" calcext:value-type="string">
            <text:p>inf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f</text:p>
          </table:table-cell>
          <table:table-cell office:value-type="string" calcext:value-type="string">
            <text:p>inf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bot </text:p>
          </table:table-cell>
          <table:table-cell office:value-type="string" calcext:value-type="string">
            <text:p>Bound 3,2</text:p>
          </table:table-cell>
          <table:table-cell table:formula="of:=[.J51]+7+1" office:value-type="float" office:value="38" calcext:value-type="float">
            <text:p>38</text:p>
          </table:table-cell>
          <table:table-cell table:number-columns-repeated="7"/>
          <table:table-cell office:value-type="string" calcext:value-type="string">
            <text:p>top </text:p>
          </table:table-cell>
          <table:table-cell office:value-type="string" calcext:value-type="string">
            <text:p>Bound 4,1</text:p>
          </table:table-cell>
          <table:table-cell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p</text:p>
          </table:table-cell>
          <table:table-cell office:value-type="string" calcext:value-type="string">
            <text:p>Bound 2,5</text:p>
          </table:table-cell>
          <table:table-cell table:formula="of:=[.J62]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f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f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string" calcext:value-type="string">
            <text:p>inf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string" calcext:value-type="string">
            <text:p>inf0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number-columns-repeated="17"/>
          <table:table-cell office:value-type="string" calcext:value-type="string">
            <text:p>bot</text:p>
          </table:table-cell>
          <table:table-cell office:value-type="string" calcext:value-type="string">
            <text:p>Bound 4,1</text:p>
          </table:table-cell>
          <table:table-cell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 calcext:value-type="string">
            <text:p>bot </text:p>
          </table:table-cell>
          <table:table-cell office:value-type="string" calcext:value-type="string">
            <text:p>Bound 2,5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9:52:56.4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4:10:56.953000000</meta:creation-date>
    <dc:date>2017-04-17T21:01:57.522000000</dc:date>
    <meta:editing-duration>PT10H12M46S</meta:editing-duration>
    <meta:editing-cycles>10</meta:editing-cycles>
    <meta:generator>LibreOffice/5.2.0.4$Windows_x86 LibreOffice_project/066b007f5ebcc236395c7d282ba488bca6720265</meta:generator>
    <meta:document-statistic meta:table-count="2" meta:cell-count="646" meta:object-count="0"/>
  </office:meta>
</office:document-meta>
</file>